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style:font-face style:name="Droid Sans Devanagari1" svg:font-family="'Droid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02ce8" officeooo:paragraph-rsid="00002ce8"/>
    </style:style>
    <style:style style:name="P2" style:family="paragraph" style:parent-style-name="Standard">
      <style:text-properties officeooo:rsid="00002ce8" officeooo:paragraph-rsid="00175db1"/>
    </style:style>
    <style:style style:name="P3" style:family="paragraph" style:parent-style-name="Standard">
      <style:text-properties officeooo:rsid="00002ce8" officeooo:paragraph-rsid="001caa80"/>
    </style:style>
    <style:style style:name="P4" style:family="paragraph" style:parent-style-name="Standard">
      <style:text-properties officeooo:rsid="00002ce8" officeooo:paragraph-rsid="0036f08f"/>
    </style:style>
    <style:style style:name="P5" style:family="paragraph" style:parent-style-name="Standard">
      <style:text-properties officeooo:rsid="0001129b" officeooo:paragraph-rsid="0003d146"/>
    </style:style>
    <style:style style:name="P6" style:family="paragraph" style:parent-style-name="Standard">
      <style:text-properties officeooo:rsid="00026a16" officeooo:paragraph-rsid="00026a16"/>
    </style:style>
    <style:style style:name="P7" style:family="paragraph" style:parent-style-name="Standard">
      <style:text-properties officeooo:rsid="0003d146" officeooo:paragraph-rsid="0018a034"/>
    </style:style>
    <style:style style:name="P8" style:family="paragraph" style:parent-style-name="Standard">
      <style:text-properties officeooo:rsid="0006f06b" officeooo:paragraph-rsid="001f57f2"/>
    </style:style>
    <style:style style:name="P9" style:family="paragraph" style:parent-style-name="Standard">
      <style:text-properties officeooo:rsid="0006f06b" officeooo:paragraph-rsid="002adfd3"/>
    </style:style>
    <style:style style:name="P10" style:family="paragraph" style:parent-style-name="Standard">
      <style:text-properties officeooo:rsid="0011939d" officeooo:paragraph-rsid="0011939d"/>
    </style:style>
    <style:style style:name="P11" style:family="paragraph" style:parent-style-name="Standard">
      <style:text-properties officeooo:rsid="00165874" officeooo:paragraph-rsid="00165874"/>
    </style:style>
    <style:style style:name="P12" style:family="paragraph" style:parent-style-name="Standard">
      <style:text-properties officeooo:paragraph-rsid="00175db1"/>
    </style:style>
    <style:style style:name="P13" style:family="paragraph" style:parent-style-name="Standard">
      <style:text-properties officeooo:rsid="00175db1" officeooo:paragraph-rsid="00175db1"/>
    </style:style>
    <style:style style:name="P14" style:family="paragraph" style:parent-style-name="Standard">
      <style:text-properties fo:font-weight="bold" officeooo:rsid="001caa80" officeooo:paragraph-rsid="001caa80" style:font-weight-asian="bold" style:font-weight-complex="bold"/>
    </style:style>
    <style:style style:name="P15" style:family="paragraph" style:parent-style-name="Standard">
      <style:text-properties officeooo:rsid="0024b7ae" officeooo:paragraph-rsid="0020b05e"/>
    </style:style>
    <style:style style:name="P16" style:family="paragraph" style:parent-style-name="Standard">
      <style:text-properties officeooo:rsid="0027eb30" officeooo:paragraph-rsid="002adfd3"/>
    </style:style>
    <style:style style:name="P17" style:family="paragraph" style:parent-style-name="Standard">
      <style:text-properties officeooo:rsid="002aecf6" officeooo:paragraph-rsid="002aecf6"/>
    </style:style>
    <style:style style:name="P18" style:family="paragraph" style:parent-style-name="Standard">
      <style:text-properties officeooo:rsid="002dd7ea" officeooo:paragraph-rsid="0033b62c"/>
    </style:style>
    <style:style style:name="P19" style:family="paragraph" style:parent-style-name="Standard">
      <style:text-properties officeooo:rsid="0033b62c" officeooo:paragraph-rsid="0033b62c"/>
    </style:style>
    <style:style style:name="P20" style:family="paragraph" style:parent-style-name="Standard">
      <style:text-properties officeooo:paragraph-rsid="0033b62c"/>
    </style:style>
    <style:style style:name="P21" style:family="paragraph" style:parent-style-name="Standard">
      <style:text-properties officeooo:rsid="003536c9" officeooo:paragraph-rsid="00150dcd"/>
    </style:style>
    <style:style style:name="P22" style:family="paragraph" style:parent-style-name="Standard">
      <style:text-properties officeooo:rsid="003536c9" officeooo:paragraph-rsid="003536c9"/>
    </style:style>
    <style:style style:name="P23" style:family="paragraph" style:parent-style-name="Standard">
      <style:text-properties officeooo:rsid="003536c9" officeooo:paragraph-rsid="0036f08f"/>
    </style:style>
    <style:style style:name="P24" style:family="paragraph" style:parent-style-name="Standard">
      <style:paragraph-properties fo:margin-left="0.4925in" fo:margin-right="0in" fo:text-indent="0in" style:auto-text-indent="false"/>
      <style:text-properties officeooo:rsid="0001129b" officeooo:paragraph-rsid="00165874"/>
    </style:style>
    <style:style style:name="P25" style:family="paragraph" style:parent-style-name="Standard">
      <style:paragraph-properties fo:margin-left="0.4925in" fo:margin-right="0in" fo:text-indent="0in" style:auto-text-indent="false"/>
      <style:text-properties officeooo:rsid="00026a16" officeooo:paragraph-rsid="00026a16"/>
    </style:style>
    <style:style style:name="P26" style:family="paragraph" style:parent-style-name="Standard">
      <style:paragraph-properties fo:margin-left="0.4925in" fo:margin-right="0in" fo:text-indent="0in" style:auto-text-indent="false"/>
      <style:text-properties officeooo:rsid="00002ce8" officeooo:paragraph-rsid="00032c95"/>
    </style:style>
    <style:style style:name="P27" style:family="paragraph" style:parent-style-name="Standard">
      <style:paragraph-properties fo:margin-left="0.4925in" fo:margin-right="0in" fo:text-indent="0in" style:auto-text-indent="false"/>
      <style:text-properties officeooo:paragraph-rsid="0033b62c"/>
    </style:style>
    <style:style style:name="P28" style:family="paragraph" style:parent-style-name="Standard">
      <style:paragraph-properties fo:margin-left="0in" fo:margin-right="0in" fo:text-indent="0in" style:auto-text-indent="false"/>
      <style:text-properties officeooo:rsid="00026a16" officeooo:paragraph-rsid="00165874"/>
    </style:style>
    <style:style style:name="P29" style:family="paragraph" style:parent-style-name="Standard">
      <style:paragraph-properties fo:margin-left="0in" fo:margin-right="0in" fo:text-indent="0in" style:auto-text-indent="false"/>
      <style:text-properties officeooo:rsid="0001129b" officeooo:paragraph-rsid="00165874"/>
    </style:style>
    <style:style style:name="P30" style:family="paragraph" style:parent-style-name="Standard">
      <style:paragraph-properties fo:margin-left="0in" fo:margin-right="0in" fo:text-indent="0in" style:auto-text-indent="false"/>
      <style:text-properties officeooo:rsid="00165874" officeooo:paragraph-rsid="00165874"/>
    </style:style>
    <style:style style:name="T1" style:family="text">
      <style:text-properties officeooo:rsid="00026a16"/>
    </style:style>
    <style:style style:name="T2" style:family="text">
      <style:text-properties officeooo:rsid="00032c95"/>
    </style:style>
    <style:style style:name="T3" style:family="text">
      <style:text-properties officeooo:rsid="00040037"/>
    </style:style>
    <style:style style:name="T4" style:family="text">
      <style:text-properties officeooo:rsid="00055d02"/>
    </style:style>
    <style:style style:name="T5" style:family="text">
      <style:text-properties officeooo:rsid="00081751"/>
    </style:style>
    <style:style style:name="T6" style:family="text">
      <style:text-properties officeooo:rsid="001010c3"/>
    </style:style>
    <style:style style:name="T7" style:family="text">
      <style:text-properties fo:font-style="italic" officeooo:rsid="001010c3" style:font-style-asian="italic" style:font-style-complex="italic"/>
    </style:style>
    <style:style style:name="T8" style:family="text">
      <style:text-properties officeooo:rsid="00163a15"/>
    </style:style>
    <style:style style:name="T9" style:family="text">
      <style:text-properties officeooo:rsid="00165874"/>
    </style:style>
    <style:style style:name="T10" style:family="text">
      <style:text-properties officeooo:rsid="00175db1"/>
    </style:style>
    <style:style style:name="T11" style:family="text">
      <style:text-properties officeooo:rsid="00186f93"/>
    </style:style>
    <style:style style:name="T12" style:family="text">
      <style:text-properties officeooo:rsid="001c3622"/>
    </style:style>
    <style:style style:name="T13" style:family="text">
      <style:text-properties officeooo:rsid="001caa80"/>
    </style:style>
    <style:style style:name="T14" style:family="text">
      <style:text-properties officeooo:rsid="0020b05e"/>
    </style:style>
    <style:style style:name="T15" style:family="text">
      <style:text-properties officeooo:rsid="00293d87"/>
    </style:style>
    <style:style style:name="T16" style:family="text">
      <style:text-properties officeooo:rsid="002adfd3"/>
    </style:style>
    <style:style style:name="T17" style:family="text">
      <style:text-properties officeooo:rsid="002aecf6"/>
    </style:style>
    <style:style style:name="T18" style:family="text">
      <style:text-properties officeooo:rsid="002c20f2"/>
    </style:style>
    <style:style style:name="T19" style:family="text">
      <style:text-properties officeooo:rsid="002dd7ea"/>
    </style:style>
    <style:style style:name="T20" style:family="text">
      <style:text-properties officeooo:rsid="002e59bb"/>
    </style:style>
    <style:style style:name="T21" style:family="text">
      <style:text-properties fo:color="#000000" style:font-name="Liberation Mono" fo:font-size="10pt" fo:font-weight="bold" fo:background-color="#ffffff" loext:char-shading-value="0" style:font-size-asian="10pt" style:font-weight-asian="bold" style:font-size-complex="10pt" style:font-weight-complex="bold"/>
    </style:style>
    <style:style style:name="T22" style:family="text">
      <style:text-properties fo:color="#000000" style:font-name="Liberation Mono" fo:font-size="10pt" fo:font-weight="bold" officeooo:rsid="002e59bb" fo:background-color="#ffffff" loext:char-shading-value="0" style:font-size-asian="10pt" style:font-weight-asian="bold" style:font-size-complex="10pt" style:font-weight-complex="bold"/>
    </style:style>
    <style:style style:name="T23" style:family="text">
      <style:text-properties fo:color="#000000" style:font-name="Liberation Mono" fo:font-size="10pt" fo:font-weight="bold" officeooo:rsid="0033b62c" fo:background-color="#ffffff" loext:char-shading-value="0" style:font-size-asian="10pt" style:font-weight-asian="bold" style:font-size-complex="10pt" style:font-weight-complex="bold"/>
    </style:style>
    <style:style style:name="T24" style:family="text">
      <style:text-properties fo:color="#000000" style:font-name="Liberation Serif1" fo:font-size="12pt" fo:font-weight="normal" officeooo:rsid="002e59bb" fo:background-color="#ffffff" loext:char-shading-value="0" style:font-size-asian="12pt" style:font-weight-asian="normal" style:font-size-complex="12pt" style:font-weight-complex="normal"/>
    </style:style>
    <style:style style:name="T25" style:family="text">
      <style:text-properties style:font-name="monospace"/>
    </style:style>
    <style:style style:name="T26" style:family="text">
      <style:text-properties style:font-name="monospace" officeooo:rsid="002dd7ea"/>
    </style:style>
    <style:style style:name="T27" style:family="text">
      <style:text-properties officeooo:rsid="0031cd3a"/>
    </style:style>
    <style:style style:name="T28" style:family="text">
      <style:text-properties style:font-name="Liberation Mono" fo:font-size="10pt" fo:font-weight="bold" officeooo:rsid="002adfd3"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weight="bold" officeooo:rsid="0033b62c" style:font-weight-asian="bold" style:font-weight-complex="bold"/>
    </style:style>
    <style:style style:name="T31" style:family="text">
      <style:text-properties officeooo:rsid="0033b62c"/>
    </style:style>
    <style:style style:name="T32" style:family="text">
      <style:text-properties officeooo:rsid="0036f08f"/>
    </style:style>
    <style:style style:name="T33" style:family="text">
      <style:text-properties officeooo:rsid="0037a1b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gt; </text:span># sqlpal</text:p>
      <text:p text:style-name="P1">A Node.js Console for the Docker Contained Microsoft SQL Server for Linux CTP</text:p>
      <text:p text:style-name="P1"/>
      <text:p text:style-name="P8"><text:span text:style-name="T11">Without a companion Windows desktop, <text:s/>the out of the box user experience for SQL Server on Linux is SQLCMD… and once in a while BCP… </text:span></text:p>
      <text:p text:style-name="P8"/>
      <text:p text:style-name="P9"><text:span text:style-name="T5">Please don’t misunderstand me. The best way to create SQL Server meta data has always been by script. And nothing could encourage scripted work more than being forced to use SQLCMD. Routine and repetitive tasks that can be expressed as a SQLCMD are powerful. Yet, writing ad hoc queries, especially when debugging or interrogating sets, with SQLCMD can be exasperating. <text:s text:c="5"/></text:span></text:p>
      <text:p text:style-name="P16"/>
      <text:p text:style-name="P16"><text:span text:style-name="T27">Then too, when</text:span> <text:span text:style-name="T15">NPM</text:span> <text:span text:style-name="T16">is </text:span>installed <text:span text:style-name="T18">locally</text:span> <text:span text:style-name="T18">the </text:span>Microsoft maintain<text:span text:style-name="T18">ed</text:span> node-mssql package <text:span text:style-name="T19">can run </text:span>as a <text:span text:style-name="T16">tedious </text:span>CLI from <text:span text:style-name="T19">the</text:span> bash prompt <text:span text:style-name="T17">when installed globally</text:span></text:p>
      <text:p text:style-name="P16"><text:tab/><text:span text:style-name="T28">sudo npm install -g mssql</text:span></text:p>
      <text:p text:style-name="P18"/>
      <text:p text:style-name="P18"><text:span text:style-name="T27">And an /.mssql.json configuration file is created (space between IP and port but both in same literal)</text:span></text:p>
      <text:p text:style-name="P27"><text:span text:style-name="T21">echo '{"user":"sa","password":"&lt;YourStrong!Passw0rd&gt;","server":"172.17.0.1 8753","database":"AdventureWorks2014"}` &gt; .mssql.json</text:span></text:p>
      <text:p text:style-name="P18"/>
      <text:p text:style-name="P18"><text:span text:style-name="T31">The </text:span>user <text:span text:style-name="T27">then can </text:span>pipe<text:span text:style-name="T27"> ad hoc</text:span> queries <text:span text:style-name="T27">to</text:span> mssql and <text:span text:style-name="T27">the mssql JSON-in-an-array result is stream back from whatever server is in your /.mssql.json file back to the terminal. </text:span></text:p>
      <text:p text:style-name="P20"><text:span text:style-name="T26"><text:tab/></text:span><text:span text:style-name="T21">echo "select name from sysdatabases" | mssql /home/bwunder/.mssql.json</text:span><text:span text:style-name="T25"><text:line-break/></text:span><text:span text:style-name="T20">And this will work too if the working directory is </text:span><text:span text:style-name="T22">/home/bwunder </text:span><text:span text:style-name="T24">(single quotes in double quotes)</text:span></text:p>
      <text:p text:style-name="P20"><text:span text:style-name="T26"><text:tab/></text:span><text:span text:style-name="T21">echo "select name from sysdatabases </text:span><text:span text:style-name="T23">where name=’AdventureWorks2014’</text:span><text:span text:style-name="T21">" | mssql</text:span><text:span text:style-name="T25"><text:line-break/></text:span></text:p>
      <text:p text:style-name="P19">But not this (double quotes wrapped in single quotes)</text:p>
      <text:p text:style-name="P19"><text:span text:style-name="T26"><text:tab/></text:span><text:span text:style-name="T21">echo ‘select name from sysdatabases where name=”AdventureWorks2014"’ | mssql</text:span><text:span text:style-name="T25"><text:line-break/></text:span></text:p>
      <text:p text:style-name="P20"><text:span text:style-name="T31">In my estimation, folks may feel too encumbered by either of those interface to ever do much with either interactively if it can at all be avoided. On the other hand, it may behoove anyone that will be working with SQL Server for Linux to become familiar with both sqlcmd and the </text:span><text:span text:style-name="T30">mssql</text:span><text:span text:style-name="T31"> CLI. <text:s text:c="2"/><text:tab/> </text:span></text:p>
      <text:p text:style-name="P21"/>
      <text:p text:style-name="P22">Occurred to me even before I had even made the first successful query with the <text:span text:style-name="T29">mssql</text:span> CLI that a node.js <text:span text:style-name="T32">app</text:span> could add considerable power and flexibility to the tedious connection and <text:span text:style-name="T14">leverage SQLCMD </text:span>at the same time<text:span text:style-name="T14"> without being stuck at either the SQLCMD </text:span>prompt<text:span text:style-name="T14"> or the bash prompt between queries. </text:span>Painting the results more readably and an ability to <text:span text:style-name="T14">reuse queries and scripts </text:span>were alos possible<text:span text:style-name="T14">. </text:span>Likewise, a<text:span text:style-name="T14">void</text:span>ing<text:span text:style-name="T14"> any browser or Windows companion client dependencies </text:span>were also in order.<text:span text:style-name="T14">. <text:s text:c="2"/></text:span></text:p>
      <text:p text:style-name="P15"/>
      <text:p text:style-name="P4"/>
      <text:p text:style-name="P4"/>
      <text:p text:style-name="P4"/>
      <text:p text:style-name="P4"/>
      <text:p text:style-name="P4"><text:span text:style-name="T6">I imagined an app useful for installation, </text:span>set-up, configuration, monitoring, administration, <text:span text:style-name="T4">development, delete-archive and </text:span>troubleshooting <text:span text:style-name="T2">of a SQL Server for Linux Docker image from the Docker host</text:span>. <text:span text:style-name="T33">A console that might work with any SQL Server for Linux installation, but especially for the Docker image for a few reasons. A Docker solution will have good portability, high scalability and simple installation. <text:s text:c="3"/></text:span><text:s/></text:p>
      <text:p text:style-name="P5"/>
      <text:p text:style-name="P10"><text:soft-page-break/><text:span text:style-name="T9">The ingredient list for a </text:span>SQL Server on Linux <text:span text:style-name="T9">CTP evaluation platform are short and simple:</text:span> </text:p>
      <text:p text:style-name="P6"/>
      <text:p text:style-name="P24"><text:span text:style-name="T9">1 <text:s/>working x64 computer with minimum 4GB RAM </text:span></text:p>
      <text:p text:style-name="P24"><text:span text:style-name="T9">1 <text:s/></text:span>64-bit Linux Dist<text:span text:style-name="T1">r</text:span>o </text:p>
      <text:p text:style-name="P24"/>
      <text:p text:style-name="P29"><text:span text:style-name="T9">On that platform, install:</text:span></text:p>
      <text:p text:style-name="P28"><text:tab/><text:span text:style-name="T9">1 </text:span>Docker <text:span text:style-name="T2">Engine </text:span></text:p>
      <text:p text:style-name="P28"><text:span text:style-name="T2"><text:tab/>1 mssql-tools for Linux </text:span></text:p>
      <text:p text:style-name="P28"><text:tab/><text:span text:style-name="T9">1 </text:span>Node.js <text:span text:style-name="T9">server</text:span> </text:p>
      <text:p text:style-name="P28"/>
      <text:p text:style-name="P30">Then add <text:span text:style-name="T12">the javascript for</text:span>:</text:p>
      <text:p text:style-name="P28"><text:tab/></text:p>
      <text:p text:style-name="P25">1 – sqlpal <text:span text:style-name="T9">app</text:span></text:p>
      <text:p text:style-name="P26"/>
      <text:p text:style-name="P11">And finally, from the sqlpal <text:span text:style-name="T12">app </text:span>folder, complete the installation by typing:</text:p>
      <text:p text:style-name="P11"/>
      <text:p text:style-name="P11"><text:tab/>npm install</text:p>
      <text:p text:style-name="P11"/>
      <text:p text:style-name="P11"><text:s/><text:span text:style-name="T12">then, </text:span>at the <text:span text:style-name="T12">bash </text:span>prompt, type </text:p>
      <text:p text:style-name="P11"><text:tab/></text:p>
      <text:p text:style-name="P11"><text:tab/>npm start</text:p>
      <text:p text:style-name="P11"/>
      <text:p text:style-name="P11">When complete SQL Server will be <text:span text:style-name="T10">running in a Docker instance and the sqlpal CLI will be awaiting your command</text:span>. </text:p>
      <text:p text:style-name="Standard"/>
      <text:p text:style-name="P12">Wh<text:span text:style-name="T12">en</text:span> <text:span text:style-name="T12">undecided on</text:span> <text:span text:style-name="T10">a</text:span> Linux <text:span text:style-name="T10">distro</text:span>, refer to: </text:p>
      <text:p text:style-name="P12"/>
      <text:p text:style-name="P12"><text:tab/><text:tab/><text:a xlink:type="simple" xlink:href="https://nodejs.org/en/download/package-manager/" text:style-name="Internet_20_link" text:visited-style-name="Visited_20_Internet_20_Link">https://nodejs.org/en/download/package-manager/</text:a> </text:p>
      <text:p text:style-name="P12"><text:tab/>-and-</text:p>
      <text:p text:style-name="P12"><text:tab/><text:tab/><text:a xlink:type="simple" xlink:href="https://docs.docker.com/engine/installation/#supported-platforms" text:style-name="Internet_20_link" text:visited-style-name="Visited_20_Internet_20_Link">https://docs.docker.com/engine/installation/#supported-platforms</text:a></text:p>
      <text:p text:style-name="Standard"/>
      <text:p text:style-name="Standard"/>
      <text:p text:style-name="P13"/>
      <text:p text:style-name="P13">Including mssql-tools in addition to the node-mssql SQL Server driver, as will occur, is helpful to provide multiple vantage points of the SQL Server. <text:span text:style-name="T13">For example, a multi-column query will usually render as tabular data coming through SQLCMD and as an array of JSON row objects through the node-mssql driver. <text:s/></text:span><text:s text:c="3"/></text:p>
      <text:p text:style-name="P2"/>
      <text:p text:style-name="P14">node-mssql</text:p>
      <text:p text:style-name="P1"/>
      <text:p text:style-name="P1">mssql: a Tedious "Microsoft SQL Server Client for node.js"</text:p>
      <text:p text:style-name="P1"><text:s text:c="2"/>at the guts, this is https://tediousjs.github.io/tedious/</text:p>
      <text:p text:style-name="P1"><text:s text:c="2"/>msqql notably extends transactions, SQL Type parsing, error</text:p>
      <text:p text:style-name="P1"><text:s text:c="2"/>handling and events. Also brings in promise based connection pooling and</text:p>
      <text:p text:style-name="P1"><text:s text:c="2"/>connection isolation leveling: not serialized awaiting last request callback.</text:p>
      <text:p text:style-name="P1"/>
      <text:p text:style-name="P1"><text:s text:c="2"/>- https://github.com/patriksimek/node-mssql</text:p>
      <text:p text:style-name="P1"/>
      <text:p text:style-name="P14">CLI</text:p>
      <text:p text:style-name="P1"><text:soft-page-break/></text:p>
      <text:p text:style-name="P1">Vorpal: "Node's framework for interactive CLIs."</text:p>
      <text:p text:style-name="P1"/>
      <text:p text:style-name="P1"><text:s text:c="4"/>"Simple, powerful command creation</text:p>
      <text:p text:style-name="P1"><text:s text:c="4"/>Supports optional, required and variadic arguments and options</text:p>
      <text:p text:style-name="P1"><text:s text:c="4"/>Piped commands</text:p>
      <text:p text:style-name="P1"><text:s text:c="4"/>Persistent command history</text:p>
      <text:p text:style-name="P1"><text:s text:c="4"/>Built-in help</text:p>
      <text:p text:style-name="P1"><text:s text:c="4"/>Built-in tabbed auto-completion</text:p>
      <text:p text:style-name="P1"><text:s text:c="4"/>Command-specific auto-completion</text:p>
      <text:p text:style-name="P1"><text:s text:c="4"/>Customizable prompts</text:p>
      <text:p text:style-name="P1"><text:s text:c="4"/>Extensive terminal control</text:p>
      <text:p text:style-name="P1"><text:s text:c="4"/>Custom event listeners"</text:p>
      <text:p text:style-name="P1"/>
      <text:p text:style-name="P1"><text:s text:c="4"/>- https://github.com/dthree/vorpal</text:p>
      <text:p text:style-name="P1"/>
      <text:p text:style-name="P3">Vantage: "Distributed, realtime CLI for live Node apps"</text:p>
      <text:p text:style-name="P3"/>
      <text:p text:style-name="P3"><text:s text:c="4"/>"First-class CLI: tab completion, history, you name it.</text:p>
      <text:p text:style-name="P3"><text:s text:c="4"/>Build your own API with the familiar syntax of commander.js.</text:p>
      <text:p text:style-name="P3"><text:s text:c="4"/>SSH-like client / server setup for remote access to your live Node app.</text:p>
      <text:p text:style-name="P3"><text:s text:c="4"/>Production-ready, with authentication middleware and a basic firewall.</text:p>
      <text:p text:style-name="P3"><text:s text:c="4"/>Built-in REPL."</text:p>
      <text:p text:style-name="P3"/>
      <text:p text:style-name="P3"><text:s text:c="4"/>- https://github.com/dthree/vantage</text:p>
      <text:p text:style-name="P3"/>
      <text:p text:style-name="P14">Bluebird</text:p>
      <text:p text:style-name="P3"/>
      <text:p text:style-name="P1">Bluebird: third party promise library</text:p>
      <text:p text:style-name="P1"/>
      <text:p text:style-name="P1">The 'fs', 'child_process' core modules are Promisified with <text:span text:style-name="T13">steroidal </text:span>Bluebird.</text:p>
      <text:p text:style-name="P1"/>
      <text:p text:style-name="P1"><text:s text:c="4"/>&gt; const childProcess =Promise.promisifyAll(require('child_process'));</text:p>
      <text:p text:style-name="P1"><text:s text:c="4"/>&gt; const fs = Promise.promisifyAll(require('fs'));</text:p>
      <text:p text:style-name="P1"/>
      <text:p text:style-name="P1">The Mssql package explicitly uses Bluebird</text:p>
      <text:p text:style-name="P1"/>
      <text:p text:style-name="P1"><text:s text:c="4"/>&gt; const Promise = require('bluebird');</text:p>
      <text:p text:style-name="P1"><text:s text:c="4"/>&gt; const mssql = require('mssql');</text:p>
      <text:p text:style-name="P1"><text:s text:c="4"/>&gt; mssql.Promise = Promise;</text:p>
      <text:p text:style-name="P1"/>
      <text:p text:style-name="P1">Tedious ??</text:p>
      <text:p text:style-name="P1"/>
      <text:p text:style-name="P1">Vorpal and Vantage are built with Bluebird.</text:p>
      <text:p text:style-name="P1"/>
      <text:p text:style-name="P1"><text:s text:c="4"/>- http://bluebirdjs.com/docs/api-reference.html</text:p>
      <text:p text:style-name="P1"/>
      <text:p text:style-name="P1"/>
      <text:p text:style-name="P1"/>
      <text:p text:style-name="P1"><text:soft-page-break/></text:p>
      <text:p text:style-name="P1">(./docs/cheatsheet.html) for some cribs when not connected to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style:font-face style:name="Droid Sans Devanagari1" svg:font-family="'Droid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17-05-08T20:19:49.645547808</dc:date>
    <meta:editing-duration>PT12H33M16S</meta:editing-duration>
    <meta:editing-cycles>3</meta:editing-cycles>
    <meta:generator>LibreOffice/5.2.5.1$Linux_X86_64 LibreOffice_project/20m0$Build-1</meta:generator>
    <meta:document-statistic meta:table-count="0" meta:image-count="0" meta:object-count="0" meta:page-count="4" meta:paragraph-count="77" meta:word-count="787" meta:character-count="5537" meta:non-whitespace-character-count="4664"/>
  </office:meta>
</office:document-meta>
</file>